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Helvetica Neue" svg:font-family="'Helvetica Neue', Helvetica, Arial, sans-serif"/>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1da642" style:font-weight-asian="bold" style:font-weight-complex="bold"/>
    </style:style>
    <style:style style:name="P2"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1f9de9" style:font-weight-asian="bold" style:font-weight-complex="bold"/>
    </style:style>
    <style:style style:name="P3"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211609" style:font-weight-asian="bold" style:font-weight-complex="bold"/>
    </style:style>
    <style:style style:name="P4"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1bf634" officeooo:paragraph-rsid="002255ad" style:font-weight-asian="bold" style:font-weight-complex="bold"/>
    </style:style>
    <style:style style:name="P5" style:family="paragraph" style:parent-style-name="Preformatted_20_Text">
      <style:paragraph-properties>
        <style:tab-stops>
          <style:tab-stop style:position="2.2811in"/>
        </style:tab-stops>
      </style:paragraph-properties>
      <style:text-properties fo:color="#6a8759" style:font-name="DejaVu Sans Mono" fo:font-size="9.80000019073486pt" fo:font-weight="bold" officeooo:rsid="00243f0d" officeooo:paragraph-rsid="00243f0d" style:font-weight-asian="bold" style:font-weight-complex="bold"/>
    </style:style>
    <style:style style:name="P6" style:family="paragraph" style:parent-style-name="Standard">
      <style:text-properties officeooo:rsid="001bf634" officeooo:paragraph-rsid="001bf634"/>
    </style:style>
    <style:style style:name="P7" style:family="paragraph" style:parent-style-name="Standard">
      <style:text-properties officeooo:rsid="001354c2" officeooo:paragraph-rsid="001bf634"/>
    </style:style>
    <style:style style:name="P8" style:family="paragraph" style:parent-style-name="Standard">
      <style:text-properties officeooo:rsid="0010c640" officeooo:paragraph-rsid="001bf634"/>
    </style:style>
    <style:style style:name="P9" style:family="paragraph" style:parent-style-name="Standard">
      <style:text-properties fo:font-weight="bold" officeooo:rsid="0017096d" officeooo:paragraph-rsid="001bf634" style:font-weight-asian="bold" style:font-weight-complex="bold"/>
    </style:style>
    <style:style style:name="P10" style:family="paragraph" style:parent-style-name="Standard">
      <style:text-properties fo:font-weight="bold" officeooo:rsid="001d2d4d" officeooo:paragraph-rsid="001bf634" style:font-weight-asian="bold" style:font-weight-complex="bold"/>
    </style:style>
    <style:style style:name="P11" style:family="paragraph" style:parent-style-name="Standard">
      <style:paragraph-properties>
        <style:tab-stops>
          <style:tab-stop style:position="2.2811in"/>
        </style:tab-stops>
      </style:paragraph-properties>
      <style:text-properties fo:font-weight="bold" officeooo:rsid="001bf634" officeooo:paragraph-rsid="001bf634" style:font-weight-asian="bold" style:font-weight-complex="bold"/>
    </style:style>
    <style:style style:name="P12" style:family="paragraph" style:parent-style-name="Standard">
      <style:paragraph-properties>
        <style:tab-stops>
          <style:tab-stop style:position="2.2811in"/>
        </style:tab-stops>
      </style:paragraph-properties>
      <style:text-properties fo:font-weight="bold" officeooo:rsid="001bf634" officeooo:paragraph-rsid="001bf634" style:font-weight-asian="bold" style:font-weight-complex="bold"/>
    </style:style>
    <style:style style:name="P13" style:family="paragraph" style:parent-style-name="Standard">
      <style:paragraph-properties>
        <style:tab-stops>
          <style:tab-stop style:position="2.2811in"/>
        </style:tab-stops>
      </style:paragraph-properties>
      <style:text-properties fo:font-weight="bold" officeooo:rsid="001bf634" officeooo:paragraph-rsid="001c4c18" style:font-weight-asian="bold" style:font-weight-complex="bold"/>
    </style:style>
    <style:style style:name="P14" style:family="paragraph" style:parent-style-name="Standard">
      <style:paragraph-properties>
        <style:tab-stops>
          <style:tab-stop style:position="2.2811in"/>
        </style:tab-stops>
      </style:paragraph-properties>
      <style:text-properties fo:font-weight="bold" officeooo:rsid="001bf634" officeooo:paragraph-rsid="001da642" style:font-weight-asian="bold" style:font-weight-complex="bold"/>
    </style:style>
    <style:style style:name="P15" style:family="paragraph" style:parent-style-name="Standard">
      <style:text-properties fo:font-size="20pt" style:text-underline-style="solid" style:text-underline-width="auto" style:text-underline-color="font-color" fo:font-weight="bold" officeooo:rsid="001bf634" officeooo:paragraph-rsid="001bf634" style:font-size-asian="20pt" style:font-weight-asian="bold" style:font-size-complex="20pt" style:font-weight-complex="bold"/>
    </style:style>
    <style:style style:name="P16" style:family="paragraph" style:parent-style-name="Standard">
      <style:paragraph-properties>
        <style:tab-stops>
          <style:tab-stop style:position="2.2811in"/>
        </style:tab-stops>
      </style:paragraph-properties>
      <style:text-properties fo:color="#000000" fo:font-weight="bold" officeooo:rsid="001bf634" officeooo:paragraph-rsid="001da642" style:font-weight-asian="bold" style:font-weight-complex="bold"/>
    </style:style>
    <style:style style:name="P17" style:family="paragraph" style:parent-style-name="Standard">
      <style:text-properties fo:font-size="12pt" style:text-underline-style="none" fo:font-weight="normal" officeooo:rsid="001bf634" officeooo:paragraph-rsid="001bf634" style:font-size-asian="10.5pt" style:font-weight-asian="normal" style:font-size-complex="12pt" style:font-weight-complex="normal"/>
    </style:style>
    <style:style style:name="P18" style:family="paragraph" style:parent-style-name="Standard">
      <style:text-properties fo:color="#94070a" fo:font-size="13pt" style:text-underline-style="none" fo:font-weight="bold" officeooo:rsid="001bf634" officeooo:paragraph-rsid="001bf634" style:font-size-asian="13pt" style:font-weight-asian="bold" style:font-size-complex="13pt" style:font-weight-complex="bold"/>
    </style:style>
    <style:style style:name="T1" style:family="text">
      <style:text-properties officeooo:rsid="001bf634"/>
    </style:style>
    <style:style style:name="T2" style:family="text">
      <style:text-properties fo:font-weight="bold" style:font-weight-asian="bold" style:font-weight-complex="bold"/>
    </style:style>
    <style:style style:name="T3" style:family="text">
      <style:text-properties officeooo:rsid="001354c2"/>
    </style:style>
    <style:style style:name="T4" style:family="text">
      <style:text-properties fo:font-weight="normal" style:font-weight-asian="normal" style:font-weight-complex="normal"/>
    </style:style>
    <style:style style:name="T5" style:family="text">
      <style:text-properties fo:font-weight="normal" officeooo:rsid="001bf634" style:font-weight-asian="normal" style:font-weight-complex="normal"/>
    </style:style>
    <style:style style:name="T6" style:family="text">
      <style:text-properties fo:font-weight="normal" officeooo:rsid="00206973" style:font-weight-asian="normal" style:font-weight-complex="normal"/>
    </style:style>
    <style:style style:name="T7" style:family="text">
      <style:text-properties fo:font-weight="normal" officeooo:rsid="001c4c18" style:font-weight-asian="normal" style:font-weight-complex="normal"/>
    </style:style>
    <style:style style:name="T8" style:family="text">
      <style:text-properties fo:font-weight="normal" officeooo:rsid="001c5d6f" style:font-weight-asian="normal" style:font-weight-complex="normal"/>
    </style:style>
    <style:style style:name="T9" style:family="text">
      <style:text-properties officeooo:rsid="001c4c18"/>
    </style:style>
    <style:style style:name="T10" style:family="text">
      <style:text-properties fo:font-variant="normal" fo:text-transform="none" fo:color="#000000" style:text-line-through-style="none" style:text-line-through-type="none" style:font-name="Helvetica Neue" fo:font-size="12pt" fo:letter-spacing="normal" fo:font-style="normal" style:text-underline-style="none" fo:font-weight="normal" officeooo:rsid="003612a9" style:text-blinking="false" fo:background-color="#ffffff" loext:char-shading-value="0" style:font-size-asian="10.5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Helvetica Neue" fo:font-size="12pt" fo:letter-spacing="normal" fo:font-style="normal" style:text-underline-style="none" fo:font-weight="normal" officeooo:rsid="001da642" style:text-blinking="false" fo:background-color="#ffffff" loext:char-shading-value="0" style:font-size-asian="10.5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Helvetica Neue" fo:font-size="13.5pt" fo:letter-spacing="normal" fo:font-style="normal" style:text-underline-style="none" style:text-blinking="false" fo:background-color="#ffffff" loext:char-shading-value="0" style:font-size-asian="10.5pt" style:font-size-complex="12pt"/>
    </style:style>
    <style:style style:name="T13" style:family="text">
      <style:text-properties fo:font-variant="normal" fo:text-transform="none" fo:color="#000000" style:text-line-through-style="none" style:text-line-through-type="none" style:font-name="Helvetica Neue" fo:font-size="13.5pt" fo:letter-spacing="normal" fo:font-style="normal" style:text-underline-style="none" officeooo:rsid="001c5d6f" style:text-blinking="false" fo:background-color="#ffffff" loext:char-shading-value="0" style:font-size-asian="10.5pt" style:font-size-complex="12pt"/>
    </style:style>
    <style:style style:name="T14" style:family="text">
      <style:text-properties fo:font-variant="normal" fo:text-transform="none" fo:color="#000000" style:text-line-through-style="none" style:text-line-through-type="none" style:font-name="Helvetica Neue" fo:font-size="13.5pt" fo:letter-spacing="normal" fo:font-style="normal" style:text-underline-style="none" officeooo:rsid="001f9de9" style:text-blinking="false" fo:background-color="#ffffff" loext:char-shading-value="0" style:font-size-asian="10.5pt" style:font-size-complex="12pt"/>
    </style:style>
    <style:style style:name="T15" style:family="text">
      <style:text-properties fo:font-variant="normal" fo:text-transform="none" fo:color="#000000" style:text-line-through-style="none" style:text-line-through-type="none" style:font-name="Helvetica Neue" fo:font-size="13.5pt" fo:letter-spacing="normal" fo:font-style="normal" style:text-underline-style="none" officeooo:rsid="00212ca1" style:text-blinking="false" fo:background-color="#ffffff" loext:char-shading-value="0" style:font-size-asian="10.5pt" style:font-size-complex="12pt"/>
    </style:style>
    <style:style style:name="T16" style:family="text">
      <style:text-properties fo:font-variant="normal" fo:text-transform="none" fo:color="#000000" style:text-line-through-style="none" style:text-line-through-type="none" style:font-name="Helvetica Neue" fo:font-size="13.5pt" fo:letter-spacing="normal" fo:font-style="normal" style:text-underline-style="none" officeooo:rsid="002255ad" style:text-blinking="false" fo:background-color="#ffffff" loext:char-shading-value="0" style:font-size-asian="10.5pt" style:font-size-complex="12pt"/>
    </style:style>
    <style:style style:name="T17"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style:text-blinking="false" fo:background-color="#ffffff" loext:char-shading-value="0" style:font-size-asian="10.5pt" style:font-weight-asian="normal" style:font-size-complex="12pt" style:font-weight-complex="normal"/>
    </style:style>
    <style:style style:name="T18"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c5d6f" style:text-blinking="false" fo:background-color="#ffffff" loext:char-shading-value="0" style:font-size-asian="10.5pt" style:font-weight-asian="normal" style:font-size-complex="12pt" style:font-weight-complex="normal"/>
    </style:style>
    <style:style style:name="T19"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f9de9" style:text-blinking="false" fo:background-color="#ffffff" loext:char-shading-value="0" style:font-size-asian="10.5pt" style:font-weight-asian="normal" style:font-size-complex="12pt" style:font-weight-complex="normal"/>
    </style:style>
    <style:style style:name="T20"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045ce" style:text-blinking="false" fo:background-color="#ffffff" loext:char-shading-value="0" style:font-size-asian="10.5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11609" style:text-blinking="false" fo:background-color="#ffffff" loext:char-shading-value="0" style:font-size-asian="10.5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12ca1" style:text-blinking="false" fo:background-color="#ffffff" loext:char-shading-value="0" style:font-size-asian="10.5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1c4c18" style:text-blinking="false" fo:background-color="#ffffff" loext:char-shading-value="0" style:font-size-asian="10.5pt" style:font-weight-asian="normal" style:font-size-complex="12pt" style:font-weight-complex="normal"/>
    </style:style>
    <style:style style:name="T24"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255ad" style:text-blinking="false" fo:background-color="#ffffff" loext:char-shading-value="0" style:font-size-asian="10.5pt" style:font-weight-asian="normal" style:font-size-complex="12pt" style:font-weight-complex="normal"/>
    </style:style>
    <style:style style:name="T25" style:family="text">
      <style:text-properties fo:font-variant="normal" fo:text-transform="none" fo:color="#000000" style:text-line-through-style="none" style:text-line-through-type="none" style:font-name="Helvetica Neue" fo:font-size="13.5pt" fo:letter-spacing="normal" fo:font-style="normal" style:text-underline-style="none" fo:font-weight="normal" officeooo:rsid="00243f0d" style:text-blinking="false" fo:background-color="#ffffff" loext:char-shading-value="0" style:font-size-asian="10.5pt" style:font-weight-asian="normal" style:font-size-complex="12pt" style:font-weight-complex="normal"/>
    </style:style>
    <style:style style:name="T26" style:family="text">
      <style:text-properties fo:font-variant="normal" fo:text-transform="none" fo:color="#ce181e" style:text-line-through-style="none" style:text-line-through-type="none" style:font-name="Helvetica Neue" fo:font-size="13.5pt" fo:letter-spacing="normal" fo:font-style="normal" style:text-underline-style="none" fo:font-weight="normal" officeooo:rsid="001c5d6f" style:text-blinking="false" fo:background-color="#ffffff" loext:char-shading-value="0" style:font-size-asian="10.5pt" style:font-weight-asian="normal" style:font-size-complex="12pt" style:font-weight-complex="normal"/>
    </style:style>
    <style:style style:name="T27" style:family="text">
      <style:text-properties fo:font-variant="normal" fo:text-transform="none" style:text-line-through-style="none" style:text-line-through-type="none" style:font-name="Helvetica Neue" fo:font-size="13.5pt" fo:letter-spacing="normal" fo:font-style="normal" style:text-underline-style="none" fo:font-weight="normal" officeooo:rsid="001c5d6f" style:text-blinking="false" fo:background-color="#ffffff" loext:char-shading-value="0" style:font-size-asian="10.5pt" style:font-weight-asian="normal" style:font-size-complex="12pt" style:font-weight-complex="normal"/>
    </style:style>
    <style:style style:name="T28" style:family="text">
      <style:text-properties officeooo:rsid="001f9de9"/>
    </style:style>
    <style:style style:name="T29" style:family="text">
      <style:text-properties fo:color="#0066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eatures list:</text:p>
      <text:p text:style-name="P17"/>
      <text:p text:style-name="P18"><text:span text:style-name="T29">categorial_features </text:span>= ['Census_MDC2FormFactor',</text:p>
      <text:p text:style-name="P18"><text:s text:c="23"/>'Census_DeviceFamily',</text:p>
      <text:p text:style-name="P18"><text:s text:c="23"/>'Census_ProcessorManufacturerIdentifier',</text:p>
      <text:p text:style-name="P18"><text:s text:c="23"/>'Census_OEMNameIdentifier',</text:p>
      <text:p text:style-name="P18"><text:s text:c="23"/>'Census_OEMModelIdentifier',</text:p>
      <text:p text:style-name="P18"><text:s text:c="23"/>'Census_ProcessorModelIdentifier',</text:p>
      <text:p text:style-name="P18"><text:s text:c="23"/>'Census_ProcessorClass',</text:p>
      <text:p text:style-name="P18"><text:s text:c="23"/>'Census_PrimaryDiskTypeName',</text:p>
      <text:p text:style-name="P18"><text:s text:c="23"/>'Census_HasOpticalDiskDrive',</text:p>
      <text:p text:style-name="P18"><text:s text:c="23"/>'Census_ChassisTypeName'</text:p>
      <text:p text:style-name="P18"><text:s text:c="22"/>]</text:p>
      <text:p text:style-name="P18"/>
      <text:p text:style-name="P18"><text:span text:style-name="T29">numeric_features </text:span>= [</text:p>
      <text:p text:style-name="P18"><text:s text:c="20"/>'Census_ProcessorCoreCount',</text:p>
      <text:p text:style-name="P18"><text:s text:c="20"/>'Census_PrimaryDiskTotalCapacity',</text:p>
      <text:p text:style-name="P18"><text:s text:c="20"/>'Census_SystemVolumeTotalCapacity',</text:p>
      <text:p text:style-name="P18"><text:s text:c="20"/>'Census_TotalPhysicalRAM'</text:p>
      <text:p text:style-name="P18"><text:s text:c="19"/>]</text:p>
      <text:p text:style-name="P17"/>
      <text:p text:style-name="P8"><text:span text:style-name="T2">Census_MDC2FormFactor</text:span> – <text:span text:style-name="T3">categorial feature, combination represent the type of the computer, based on some characteristics, contains 12 distinct values. No missing values at all.</text:span></text:p>
      <text:p text:style-name="P7"><text:s/>85% of the values are from 2 categories.</text:p>
      <text:p text:style-name="P6">No cleaning is needed, <text:span text:style-name="T28">(except for the test set to remove unknown variables).</text:span> one hot encoding for this feature, combine some categories.</text:p>
      <text:p text:style-name="P6"/>
      <text:p text:style-name="P9">Census_ChassisTypeName –<text:span text:style-name="T4"> </text:span><text:span text:style-name="T5">very correlative to the previous, so maybe it is not useful, complete missing values and remove gibrish types. Complete the values accordingly. Also not encode for all the values (combine some).</text:span></text:p>
      <text:p text:style-name="P9"><text:span text:style-name="T5"/></text:p>
      <text:p text:style-name="P10"><text:span text:style-name="T1">Census_DeviceFamily –</text:span><text:span text:style-name="T5"> make to binary feature (windows.desktop or windows.server). The third value (windows) will be mapped to windows.desktop.</text:span></text:p>
      <text:p text:style-name="P10"><text:span text:style-name="T5"/></text:p>
      <text:p text:style-name="P11">Census_OEMNameIdentifier<text:span text:style-name="T4"> – missings can be completed from OEMModelIdentifier. High cardinality, b</text:span><text:span text:style-name="T6">ut the first 6 values are 70% of the data. </text:span><text:span text:style-name="T4">Maybe we will take the X most frequent’s and transform it <text:s/>categories. </text:span><text:span text:style-name="T7">One-Hot encoding or maybe binary encoding.</text:span><text:span text:style-name="T4"> </text:span><text:span text:style-name="T7">Find the best X. Missings without name and model identifier maybe will be dropped and maybe will not.</text:span></text:p>
      <text:p text:style-name="P11"><text:span text:style-name="T7"/></text:p>
      <text:p text:style-name="P13"><text:span text:style-name="T9">Census_OEMModelIdentifier </text:span><text:span text:style-name="T7">– missings can be completed from OEMNameIdentifier. Very high cardinality, We will use some type of encoding like binary encoding or HashEncoding. This feature is very strong and need not be omitted. </text:span><text:span text:style-name="T8">Also maybe frequenccy distribution but with caution.</text:span></text:p>
      <text:p text:style-name="P13"><text:span text:style-name="T8"/></text:p>
      <text:p text:style-name="P14"><text:span text:style-name="T9">Census_ProcessorManufacturerIdentifier </text:span><text:span text:style-name="T7">- </text:span><text:span text:style-name="T10">2 values for most of the samples, 1 and 5. This is categorial data, there are two big processer manufacturers nowadays, Intel and AMD, probably 5 is intel and 1 is AMD. We can transform it into binary feature. </text:span><text:span text:style-name="T11">Also we complete the missings values from the distribution. Howevr this feature seems to be not useful at all.</text:span></text:p>
      <text:p text:style-name="P1"><text:span text:style-name="T26"/></text:p>
      <text:p text:style-name="P1"><text:soft-page-break/><text:span text:style-name="T13">Census_ProcessorCoreCount</text:span><text:span text:style-name="T26"> </text:span><text:span text:style-name="T18">– </text:span><text:span text:style-name="T19">missing values will be completed by sampling from the distribution. The value will be transform to min-max or z-score.</text:span></text:p>
      <text:p text:style-name="P16"><text:span text:style-name="T27"/></text:p>
      <text:p text:style-name="P2"><text:span text:style-name="T13">Census_PrimaryDiskTotalCapacity</text:span><text:span text:style-name="T26"> </text:span><text:span text:style-name="T18">– </text:span><text:span text:style-name="T19">outliers will be downgrade to 95% percentile. Missing values will be completed by sampling from the distribution (afterwards). The value will be transform to </text:span><text:span text:style-name="T20">mad score (probably), </text:span><text:span text:style-name="T19">min-max or z-score. Highly correlative to SystemVolumeTotalCapacity. (check logistic regression only for this feature).</text:span></text:p>
      <text:p text:style-name="P2"><text:span text:style-name="T19"/></text:p>
      <text:p text:style-name="P2"><text:span text:style-name="T14">Census_SystemVolumeTotalCapacity </text:span><text:span text:style-name="T19">- outliers will be downgrade to 95% percentile. Missing values will be completed by sampling from the distribution (afterwards). The value will be transform to </text:span><text:span text:style-name="T20">mad score</text:span><text:span text:style-name="T19"> min-max or z-score. Highly correlative to PrimaryDiskTotlCapacity (check logistic regression only for this feature). (check if substract this value from the former will be good).</text:span></text:p>
      <text:p text:style-name="P2"><text:span text:style-name="T19"/></text:p>
      <text:p text:style-name="P3"><text:span text:style-name="T14">Census_TotalPhysicalRAM –</text:span><text:span text:style-name="T19"> </text:span><text:span text:style-name="T21">Most strong numeric feature in the blue group with relation to HasDetections. </text:span><text:span text:style-name="T19">outliers will be downgrade to 95% percentile. Missing values will be completed by sampling from the distribution (afterwards). The value will be transform to </text:span><text:span text:style-name="T20">mad score</text:span><text:span text:style-name="T19"> min-max or z-score. Highly correlative to PrimaryDiskTotlCapacity (check logistic regression only for this feature). (check if substract this value from the former will be good).</text:span></text:p>
      <text:p text:style-name="P2"><text:span text:style-name="T19"/></text:p>
      <text:p text:style-name="P2"><text:span text:style-name="T14">Census_ProcessorClass –</text:span><text:span text:style-name="T19"> </text:span><text:span text:style-name="T22">a lot of missing values, do not use this column.</text:span></text:p>
      <text:p text:style-name="P2"><text:span text:style-name="T22"/></text:p>
      <text:p text:style-name="P4"><text:span text:style-name="T15">Census_ProcessorModelIdentifier –</text:span><text:span text:style-name="T22"> </text:span><text:span text:style-name="T24">some missings, think how to complete the values</text:span><text:span text:style-name="T23">. </text:span><text:span text:style-name="T24">H</text:span><text:span text:style-name="T23">igh cardinality, We will use some type of encoding like binary encoding or HashEncoding. </text:span><text:span text:style-name="T24">If this feature is not strong, think if this need to be used.</text:span></text:p>
      <text:p text:style-name="P4"><text:span text:style-name="T24"/></text:p>
      <text:p text:style-name="P4"><text:span text:style-name="T16">Census_PrimaryDiskTypeName</text:span><text:span text:style-name="T24"> – </text:span><text:span text:style-name="T25">3 categories: HDD, SSD and unknown (missings, unknown and unspecified). Use one-hot encoding. However, <text:s/>this need to be checked.</text:span></text:p>
      <text:p text:style-name="P4"><text:span text:style-name="T24"/></text:p>
      <text:p text:style-name="P5"><text:span text:style-name="T16">C</text:span><text:span text:style-name="T12">ensus_HasOpticalDiskDrive</text:span><text:span text:style-name="T17"> – Binary feature, no missing values, easy. Default value by taking from the distribution.</text:span></text:p>
      <text:p text:style-name="P5"><text:span text:style-name="T17"/></text:p>
      <text:p text:style-name="P5"><text:span text:style-name="T17"/></text:p>
      <text:p text:style-name="P4"><text:span text:style-name="T18"/></text:p>
      <text:p text:style-name="P2"><text:span text:style-name="T22"/></text:p>
      <text:p text:style-name="P2"><text:span text:style-name="T19"/></text:p>
      <text:p text:style-name="P2"><text:span text:style-name="T19"/></text:p>
      <text:p text:style-name="P2"><text:soft-page-break/><text:span text:style-name="T19"/></text:p>
      <text:p text:style-name="P2"><text:span text:style-name="T19"/></text:p>
      <text:p text:style-name="P2"><text:span text:style-name="T19"/></text:p>
      <text:p text:style-name="P13"><text:span text:style-name="T7"/></text:p>
      <text:p text:style-name="P13"><text:span text:style-name="T7"/></text:p>
      <text:p text:style-name="P11"><text:span text:style-name="T7"/></text:p>
      <text:p text:style-name="P11"><text:span text:style-name="T7"/></text:p>
      <text:p text:style-name="P1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Helvetica Neue" svg:font-family="'Helvetica Neue', Helvetica, Arial, sans-serif"/>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4:18:49.399641585</meta:creation-date>
    <dc:date>2020-03-31T16:13:44.725140190</dc:date>
    <meta:editing-duration>PT51M57S</meta:editing-duration>
    <meta:editing-cycles>11</meta:editing-cycles>
    <meta:generator>LibreOffice/6.0.7.3$Linux_X86_64 LibreOffice_project/00m0$Build-3</meta:generator>
    <meta:document-statistic meta:table-count="0" meta:image-count="0" meta:object-count="0" meta:page-count="3" meta:paragraph-count="34" meta:word-count="539" meta:character-count="4390" meta:non-whitespace-character-count="3542"/>
  </office:meta>
</office:document-meta>
</file>